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4cm" fo:min-width="2.444cm"/>
    </style:style>
    <style:style style:name="gr2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4cm" fo:min-width="2.445cm"/>
    </style:style>
    <style:style style:name="gr3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6cm" fo:min-width="2.446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96cm" fo:min-width="2.445cm"/>
    </style:style>
    <style:style style:name="gr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73cm" fo:min-width="2.505cm"/>
    </style:style>
    <style:style style:name="gr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2.673cm" fo:min-width="2.506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2.944cm" svg:height="2.944cm" svg:x="1.531cm" svg:y="1.535cm">
          <text:p text:style-name="P1"><text:span text:style-name="T1">Custom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945cm" svg:height="2.944cm" svg:x="13.123cm" svg:y="1.535cm">
          <text:p text:style-name="P1"><text:span text:style-name="T1">Lo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946cm" svg:height="2.946cm" svg:x="7.326cm" svg:y="6.585cm">
          <text:p text:style-name="P1"><text:span text:style-name="T1">LoanListing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2.944cm" svg:height="2.944cm" svg:x="1.535cm" svg:y="6.583cm">
          <text:p text:style-name="P1"><text:span text:style-name="T1">Loan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4.479cm" svg:y1="8.055cm" svg:x2="7.326cm" svg:y2="8.058cm" draw:start-shape="id1" draw:start-glue-point="1" draw:end-shape="id2" draw:end-glue-point="3" svg:d="M4479 8055l2847 3" svg:viewBox="0 0 2848 4">
          <text:p/>
        </draw:connector>
        <draw:custom-shape draw:style-name="gr5" draw:text-style-name="P1" xml:id="id4" draw:id="id4" draw:layer="layout" svg:width="2.945cm" svg:height="2.946cm" svg:x="13.123cm" svg:y="6.585cm">
          <text:p text:style-name="P1"><text:span text:style-name="T1">Item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945cm" svg:height="2.944cm" svg:x="13.123cm" svg:y="12.382cm">
          <text:p text:style-name="P1"><text:span text:style-name="T1">ItemType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.007cm" svg:y1="6.583cm" svg:x2="3.003cm" svg:y2="4.479cm" draw:start-shape="id1" draw:end-shape="id3" draw:end-glue-point="2" svg:d="M3007 6583l-4-2104" svg:viewBox="0 0 5 2105">
          <text:p/>
        </draw:connector>
        <draw:connector draw:style-name="gr4" draw:text-style-name="P2" draw:layer="layout" draw:type="line" svg:x1="10.272cm" svg:y1="8.058cm" svg:x2="13.123cm" svg:y2="8.058cm" draw:start-shape="id2" draw:start-glue-point="1" draw:end-shape="id4" draw:end-glue-point="3" svg:d="M10272 8058h2851" svg:viewBox="0 0 2852 1">
          <text:p/>
        </draw:connector>
        <draw:connector draw:style-name="gr4" draw:text-style-name="P2" draw:layer="layout" draw:type="line" svg:x1="14.595cm" svg:y1="4.479cm" svg:x2="14.595cm" svg:y2="6.585cm" draw:start-shape="id5" draw:end-shape="id4" draw:end-glue-point="0" svg:d="M14595 4479v2106" svg:viewBox="0 0 1 2107">
          <text:p/>
        </draw:connector>
        <draw:connector draw:style-name="gr4" draw:text-style-name="P2" draw:layer="layout" draw:type="line" svg:x1="14.595cm" svg:y1="12.382cm" svg:x2="14.595cm" svg:y2="9.531cm" draw:start-shape="id6" draw:end-shape="id4" draw:end-glue-point="2" svg:d="M14595 12382v-2851" svg:viewBox="0 0 1 2852">
          <text:p/>
        </draw:connector>
        <draw:line draw:style-name="gr4" draw:text-style-name="P2" draw:layer="layout" svg:x1="2.982cm" svg:y1="6.034cm" svg:x2="2.561cm" svg:y2="6.56cm">
          <text:p/>
        </draw:line>
        <draw:line draw:style-name="gr4" draw:text-style-name="P2" draw:layer="layout" svg:x1="2.96cm" svg:y1="6.034cm" svg:x2="3.486cm" svg:y2="6.559cm">
          <text:p/>
        </draw:line>
        <draw:line draw:style-name="gr4" draw:text-style-name="P2" draw:layer="layout" svg:x1="4.451cm" svg:y1="7.568cm" svg:x2="4.977cm" svg:y2="8.093cm">
          <text:p/>
        </draw:line>
        <draw:line draw:style-name="gr4" draw:text-style-name="P2" draw:layer="layout" svg:x1="4.886cm" svg:y1="8.022cm" svg:x2="4.465cm" svg:y2="8.548cm">
          <text:p/>
        </draw:line>
        <draw:line draw:style-name="gr4" draw:text-style-name="P2" draw:layer="layout" svg:x1="12.649cm" svg:y1="8.065cm" svg:x2="13.175cm" svg:y2="8.59cm">
          <text:p/>
        </draw:line>
        <draw:line draw:style-name="gr4" draw:text-style-name="P2" draw:layer="layout" svg:x1="13.121cm" svg:y1="7.589cm" svg:x2="12.624cm" svg:y2="8.052cm">
          <text:p/>
        </draw:line>
        <draw:line draw:style-name="gr4" draw:text-style-name="P2" draw:layer="layout" svg:x1="14.575cm" svg:y1="11.83cm" svg:x2="14.154cm" svg:y2="12.356cm">
          <text:p/>
        </draw:line>
        <draw:line draw:style-name="gr4" draw:text-style-name="P2" draw:layer="layout" svg:x1="14.553cm" svg:y1="11.831cm" svg:x2="15.079cm" svg:y2="12.356cm">
          <text:p/>
        </draw:line>
        <draw:line draw:style-name="gr4" draw:text-style-name="P2" draw:layer="layout" svg:x1="15.029cm" svg:y1="4.461cm" svg:x2="14.608cm" svg:y2="4.987cm">
          <text:p/>
        </draw:line>
        <draw:line draw:style-name="gr4" draw:text-style-name="P2" draw:layer="layout" svg:x1="14.093cm" svg:y1="4.462cm" svg:x2="14.619cm" svg:y2="4.987cm">
          <text:p/>
        </draw:line>
        <draw:custom-shape draw:style-name="gr6" draw:text-style-name="P1" xml:id="id7" draw:id="id7" draw:layer="layout" svg:width="3.005cm" svg:height="2.923cm" svg:x="19.383cm" svg:y="6.599cm">
          <text:p text:style-name="P1"><text:span text:style-name="T1">TestItem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6.068cm" svg:y1="8.058cm" svg:x2="19.383cm" svg:y2="8.06cm" draw:start-shape="id4" draw:start-glue-point="1" draw:end-shape="id7" draw:end-glue-point="3" svg:d="M16068 8058l3315 2" svg:viewBox="0 0 3316 3">
          <text:p/>
        </draw:connector>
        <draw:line draw:style-name="gr4" draw:text-style-name="P2" draw:layer="layout" svg:x1="22.363cm" svg:y1="7.574cm" svg:x2="22.9cm" svg:y2="8.095cm">
          <text:p/>
        </draw:line>
        <draw:line draw:style-name="gr4" draw:text-style-name="P2" draw:layer="layout" svg:x1="22.807cm" svg:y1="8.024cm" svg:x2="22.378cm" svg:y2="8.546cm">
          <text:p/>
        </draw:line>
        <draw:line draw:style-name="gr4" draw:text-style-name="P2" draw:layer="layout" svg:x1="18.898cm" svg:y1="8.068cm" svg:x2="19.435cm" svg:y2="8.589cm">
          <text:p/>
        </draw:line>
        <draw:line draw:style-name="gr4" draw:text-style-name="P2" draw:layer="layout" svg:x1="19.379cm" svg:y1="7.595cm" svg:x2="18.872cm" svg:y2="8.055cm">
          <text:p/>
        </draw:line>
        <draw:custom-shape draw:style-name="gr7" draw:text-style-name="P1" xml:id="id8" draw:id="id8" draw:layer="layout" svg:width="3.006cm" svg:height="2.923cm" svg:x="25.299cm" svg:y="6.599cm">
          <text:p text:style-name="P1"><text:span text:style-name="T1">PATTest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2.388cm" svg:y1="8.06cm" svg:x2="25.299cm" svg:y2="8.06cm" draw:start-shape="id7" draw:end-shape="id8" draw:end-glue-point="3" svg:d="M22388 8060h2911" svg:viewBox="0 0 291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02T18:40:26.396735000</meta:creation-date>
    <dc:date>2014-11-02T18:48:09.178721000</dc:date>
    <meta:editing-duration>PT7M43S</meta:editing-duration>
    <meta:editing-cycles>1</meta:editing-cycles>
    <meta:document-statistic meta:object-count="29"/>
    <meta:generator>LibreOffice/4.3.2.2$MacOSX_x86 LibreOffice_project/edfb5295ba211bd31ad47d0bad0118690f76407d</meta:generator>
  </office:meta>
</office:document-meta>
</file>